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8aabd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1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1" style:family="paragraph" style:parent-style-name="Standard">
      <style:text-properties officeooo:paragraph-rsid="0c819a59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3" style:family="paragraph" style:parent-style-name="Standard">
      <style:paragraph-properties fo:text-align="center" style:justify-single-word="false"/>
      <style:text-properties officeooo:paragraph-rsid="102f2d76"/>
    </style:style>
    <style:style style:name="P24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5" style:family="paragraph" style:parent-style-name="Standard">
      <style:text-properties officeooo:paragraph-rsid="10a9e1aa"/>
    </style:style>
    <style:style style:name="P26" style:family="paragraph" style:parent-style-name="Standard">
      <style:text-properties officeooo:paragraph-rsid="1032d175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text-properties officeooo:paragraph-rsid="1062a122"/>
    </style:style>
    <style:style style:name="P3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34" style:family="paragraph" style:parent-style-name="Standard">
      <style:text-properties officeooo:paragraph-rsid="0daa4aef"/>
    </style:style>
    <style:style style:name="P35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officeooo:paragraph-rsid="1097a833"/>
    </style:style>
    <style:style style:name="P39" style:family="paragraph" style:parent-style-name="Footnote">
      <style:text-properties fo:language="en" fo:country="GB" officeooo:paragraph-rsid="10868da7" fo:background-color="transparent"/>
    </style:style>
    <style:style style:name="P40" style:family="paragraph" style:parent-style-name="Footnote">
      <style:text-properties officeooo:paragraph-rsid="0fa0ab6e"/>
    </style:style>
    <style:style style:name="P41" style:family="paragraph" style:parent-style-name="Footnote">
      <style:text-properties officeooo:paragraph-rsid="10ad2d40"/>
    </style:style>
    <style:style style:name="P4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3" style:family="paragraph" style:parent-style-name="Standard">
      <style:paragraph-properties fo:text-align="center" style:justify-single-word="false"/>
      <style:text-properties officeooo:paragraph-rsid="0eb4913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officeooo:paragraph-rsid="0cb38183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text-properties officeooo:paragraph-rsid="0ddfbc49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52" style:family="paragraph" style:parent-style-name="Standard">
      <style:text-properties officeooo:paragraph-rsid="10640365"/>
    </style:style>
    <style:style style:name="P53" style:family="paragraph" style:parent-style-name="Standard">
      <style:paragraph-properties fo:text-align="center" style:justify-single-word="false"/>
      <style:text-properties officeooo:paragraph-rsid="0cc5fe5b"/>
    </style:style>
    <style:style style:name="P54" style:family="paragraph" style:parent-style-name="Standard">
      <style:text-properties officeooo:paragraph-rsid="0f4cd335"/>
    </style:style>
    <style:style style:name="P5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60" style:family="paragraph" style:parent-style-name="Footnote">
      <style:text-properties officeooo:rsid="043ccc66" officeooo:paragraph-rsid="0f4dc0d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0cc79a2d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7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officeooo:rsid="108166a7"/>
    </style:style>
    <style:style style:name="T36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4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officeooo:rsid="0f981b1c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style:font-name="Liberation Sans" fo:font-size="12pt" fo:language="en" fo:country="GB"/>
    </style:style>
    <style:style style:name="T7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7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7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81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5" style:family="text">
      <style:text-properties style:font-name="Liberation Sans" fo:font-size="10pt" fo:language="en" fo:country="GB" style:font-size-asian="10pt" style:font-size-complex="10pt"/>
    </style:style>
    <style:style style:name="T8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d2d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17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25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26" style:family="text">
      <style:text-properties fo:language="en" fo:country="GB" officeooo:rsid="1052c7f3"/>
    </style:style>
    <style:style style:name="T127" style:family="text">
      <style:text-properties fo:language="en" fo:country="GB" officeooo:rsid="108aabe0"/>
    </style:style>
    <style:style style:name="T128" style:family="text">
      <style:text-properties fo:language="en" fo:country="GB" officeooo:rsid="105c8aaa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4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9" style:family="text">
      <style:text-properties fo:language="en" fo:country="GB" officeooo:rsid="105f1264"/>
    </style:style>
    <style:style style:name="T150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1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2" style:family="text">
      <style:text-properties fo:font-variant="normal" fo:text-transform="none" fo:color="#000000" loext:opacity="87%" fo:letter-spacing="normal" fo:font-style="normal" officeooo:rsid="106260b1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6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6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8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6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style:font-name="Liberation Sans" fo:font-size="12pt" fo:language="en" fo:country="GB" officeooo:rsid="0f51b898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0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Server</text:span><text:span text:style-name="T3">.</text:span></text:p>
      <text:p text:style-name="P2"><text:span text:style-name="T4"/></text:p>
      <text:p text:style-name="P2"><text:span text:style-name="T5"/></text:p>
      <text:p text:style-name="P3">Fill in the text box after &lt;...&gt;</text:p>
      <text:p text:style-name="P4"><text:span text:style-name="T6">&lt;user</text:span><text:span text:style-name="T7">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5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10" draw:name="Gberuikersnaam 2" draw:style-name="gr1" draw:text-style-name="P5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4"><text:span text:style-name="T14">&lt;</text:span><text:span text:style-name="T22">computername</text:span><text:span text:style-name="T7">&gt;</text:span><text:span text:style-name="T23"><text:tab/> </text:span><text:span text:style-name="T16"><draw:control text:anchor-type="as-char" svg:y="-0.4cm" draw:z-index="5" draw:name="Computernaam" draw:style-name="gr1" draw:text-style-name="P5" svg:width="6.002cm" svg:height="0.5cm" draw:control="control4"><svg:title>Computernaam</svg:title><svg:desc>Unieke naam van de computer</svg:desc></draw:control></text:span><text:span text:style-name="T16"><text:tab/></text:span><text:span text:style-name="T24">e.g.</text:span><text:span text:style-name="T25"> </text:span><text:span text:style-name="T26">pc0</text:span><text:span text:style-name="T27">1</text:span></text:p>
      <text:p text:style-name="P7"><text:span text:style-name="T6">&lt;</text:span><text:span text:style-name="T28">user</text:span><text:span text:style-name="T7">&gt;</text:span><text:span text:style-name="T29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5" svg:width="6.002cm" svg:height="0.5cm" draw:control="control7"><svg:title>Gebruiker</svg:title><svg:desc>Volledige naam, bijv. Jan Stek</svg:desc></draw:control></text:span><text:span text:style-name="T10"><text:tab/></text:span><text:span text:style-name="T30">any additional users</text:span></text:p>
      <text:p text:style-name="P6"><text:span text:style-name="T6">&lt;</text:span><text:span text:style-name="T28">user</text:span><text:span text:style-name="T31">n</text:span><text:span text:style-name="T32">a</text:span><text:span text:style-name="T7">me&gt;</text:span><text:span text:style-name="T33"><text:tab/><text:tab/><text:tab/> </text:span><text:span text:style-name="T18"><draw:control text:anchor-type="as-char" svg:y="-0.4cm" draw:z-index="9" draw:name="Gberuikersnaam 1" draw:style-name="gr1" draw:text-style-name="P5" svg:width="6.002cm" svg:height="0.5cm" draw:control="control8"><svg:title>Gebruikersnaam</svg:title><svg:desc>Korte naam, bijv. jan</svg:desc></draw:control></text:span><text:span text:style-name="T18"><text:tab/></text:span><text:span text:style-name="T34">any additional users</text:span></text:p>
      <text:p text:style-name="P8"><text:span text:style-name="T35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36">Not yet on Linux?</text:span></text:span><text:span text:style-name="T37"><text:tab/></text:span><text:span text:style-name="T38">Use</text:span><text:span text:style-name="T39"> </text:span><text:span text:style-name="Strong_20_Emphasis"><text:span text:style-name="T40">Checklist </text:span></text:span><text:span text:style-name="Strong_20_Emphasis"><text:span text:style-name="T41">transfer</text:span></text:span><text:span text:style-name="T39"> o</text:span><text:span text:style-name="T42">n</text:span><text:span text:style-name="T39"> </text:span><text:a xlink:type="simple" xlink:href="https://karelzimmer.nl/html/en/home.html" text:style-name="Internet_20_link" text:visited-style-name="Visited_20_Internet_20_Link"><text:span text:style-name="Internet_20_link"><text:span text:style-name="T43">karelzimmer.nl/en</text:span></text:span></text:a><text:span text:style-name="T44">.</text:span></text:p>
      <text:p text:style-name="P11"><text:span text:style-name="Strong_20_Emphasis"><text:span text:style-name="T45">New installation?</text:span></text:span><text:span text:style-name="T46"><text:tab/><text:tab/></text:span><text:span text:style-name="T47">Start at chapter</text:span><text:span text:style-name="T46"> </text:span><text:span text:style-name="Strong_20_Emphasis"><text:span text:style-name="T45"><text:bookmark-ref text:reference-format="page" text:ref-name="__RefNumPara__4009_1271708128">2</text:bookmark-ref></text:span></text:span><text:span text:style-name="Strong_20_Emphasis"><text:span text:style-name="T45"><text:s text:c="2"/></text:span></text:span><text:span text:style-name="Strong_20_Emphasis"><text:span text:style-name="T48"><text:bookmark-ref text:reference-format="text" text:ref-name="__RefNumPara__4009_1271708128">Perform installation</text:bookmark-ref></text:span></text:span><text:span text:style-name="T49">.</text:span></text:p>
      <text:p text:style-name="P12"/>
      <text:p text:style-name="P12"/>
      <text:list text:style-name="L1">
        <text:list-item>
          <text:p text:style-name="P13"><text:bookmark-start text:name="__RefNumPara__4083_1271708128"/>Prepar<text:span text:style-name="T50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7" draw:name="Vorm3_0" draw:style-name="gr2" draw:text-style-name="P1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51"><draw:control text:anchor-type="as-char" draw:z-index="12" draw:name="Vorm3_ 1" draw:style-name="gr2" draw:text-style-name="P1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18"><text:span text:style-name="T52">Log in as </text:span><text:span text:style-name="T53">&lt;user</text:span><text:span text:style-name="T54">&gt;</text:span><text:span text:style-name="T55"><text:note text:id="ftn1" text:note-class="footnote"><text:note-citation>1</text:note-citation><text:note-body><text:p text:style-name="P19"><text:span text:style-name="T56">Login any additional </text:span><text:span text:style-name="T57">users</text:span><text:span text:style-name="T58"> </text:span><text:span text:style-name="T56">and follow the same steps.</text:span></text:p></text:note-body></text:note></text:span><text:span text:style-name="T59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4" draw:name="Vorm 4" draw:style-name="gr2" draw:text-style-name="P1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4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5"><text:span text:style-name="User_20_Entry"><text:span text:style-name="T61">sudo dnf install </text:span></text:span><text:span text:style-name="User_20_Entry"><text:span text:style-name="T62">wget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62">wget karelzimmer.nl/</text:span></text:span><text:span text:style-name="User_20_Entry"><text:span text:style-name="T63">get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3" office:value-type="string">
            <text:p text:style-name="P26"><text:span text:style-name="User_20_Entry"><text:span text:style-name="T62">bash </text:span></text:span><text:span text:style-name="User_20_Entry"><text:span text:style-name="T64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8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5" draw:name="Vorm 6" draw:style-name="gr2" draw:text-style-name="P1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0"><draw:control text:anchor-type="as-char" draw:z-index="16" draw:name="Vorm 7" draw:style-name="gr2" draw:text-style-name="P17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30"><text:span text:style-name="T65">Type, followed by the Enter key: </text:span><text:span text:style-name="User_20_Entry"><text:span text:style-name="T6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67">Select </text:span><text:span text:style-name="Strong_20_Emphasis"><text:span text:style-name="T68">1</text:span></text:span><text:span text:style-name="T67"> Prepar</text:span><text:span text:style-name="T69">e</text:span><text:span text:style-name="T67"> installation</text:span><text:span text:style-name="T70">. 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28">Follow the instructions on the screen.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<text:span text:style-name="T71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7" svg:width="0.35cm" svg:height="0.35cm" draw:control="control1"/></text:span></text:p>
          </table:table-cell>
          <table:table-cell table:style-name="_32_._5f_Installatie_5f_uitvoeren.C1" office:value-type="string">
            <text:p text:style-name="P38"><text:span text:style-name="T72">Boot the computer from</text:span><text:span text:style-name="T73"><text:note text:id="ftn2" text:note-class="footnote"><text:note-citation>1</text:note-citation><text:note-body><text:p text:style-name="P39"><text:span text:style-name="T74">Boot menu/Setup via one of the </text:span><text:span text:style-name="T75">f</text:span><text:span text:style-name="T74">requently used keys: </text:span><text:span text:style-name="T76">Esc</text:span><text:span text:style-name="T77">, </text:span><text:span text:style-name="T76">Delete</text:span><text:span text:style-name="T77">, </text:span><text:span text:style-name="T76">F1</text:span><text:span text:style-name="T77">, </text:span><text:span text:style-name="T76">F2</text:span><text:span text:style-name="T77">, </text:span><text:span text:style-name="T76">F9</text:span><text:span text:style-name="T77">, </text:span><text:span text:style-name="T76">F10</text:span><text:span text:style-name="T77">, </text:span><text:span text:style-name="T76">F11</text:span><text:span text:style-name="T77">, or </text:span><text:span text:style-name="T76">F12</text:span></text:p></text:note-body></text:note></text:span><text:span text:style-name="T72"> an</text:span><text:span text:style-name="T78"> </text:span><text:span text:style-name="T79"><text:user-field-get text:name="Distro">Rocky Linux</text:user-field-get></text:span><text:span text:style-name="T80"><text:s/></text:span><text:span text:style-name="T81">Server</text:span><text:span text:style-name="T82"> </text:span><text:span text:style-name="T83">L</text:span><text:span text:style-name="T84">ive</text:span><text:span text:style-name="T84"><text:note text:id="ftn3" text:note-class="footnote"><text:note-citation>2</text:note-citation><text:note-body><text:p text:style-name="P40"><text:span text:style-name="T85">From a Live USB stick you can boot and work with </text:span><text:span text:style-name="T86"><text:user-field-get text:name="Distro">Rocky Linux</text:user-field-get></text:span><text:span text:style-name="T86"><text:s/></text:span><text:span text:style-name="T85">without modifying any files on the hard drive and also allows installation of </text:span><text:span text:style-name="T86"><text:user-field-get text:name="Distro">Rocky Linux</text:user-field-get></text:span><text:span text:style-name="T86">.</text:span></text:p></text:note-body></text:note></text:span><text:span text:style-name="T72"> USB stick</text:span><text:span text:style-name="T87"><text:note text:id="ftn4" text:note-class="footnote"><text:note-citation>3</text:note-citation><text:note-body><text:p text:style-name="P41"><text:span text:style-name="T88">F</text:span><text:span text:style-name="T88">r</text:span><text:span text:style-name="T88">o</text:span><text:span text:style-name="T88">m </text:span><text:a xlink:type="simple" xlink:href="https://rockylinux.org/" text:style-name="Internet_20_link" text:visited-style-name="Visited_20_Internet_20_Link"><text:span text:style-name="Strong_20_Emphasis"><text:span text:style-name="T89">rockylinux.org</text:span></text:span></text:a><text:span text:style-name="T88"> </text:span><text:span text:style-name="T88">d</text:span><text:span text:style-name="T90">ownload </text:span><text:span text:style-name="T91">a</text:span><text:span text:style-name="T92"> </text:span><text:span text:style-name="Sterk_20_accent_20_voetnoot"><text:span text:style-name="T93">Rocky Linux </text:span></text:span><text:span text:style-name="Sterk_20_accent_20_voetnoot"><text:span text:style-name="T94">Default Image</text:span></text:span><text:span text:style-name="Sterk_20_accent_20_voetnoot"><text:span text:style-name="T93"> </text:span></text:span><text:span text:style-name="Sterk_20_accent_20_voetnoot"><text:span text:style-name="T95">DVD ISO</text:span></text:span><text:span text:style-name="T96">.</text:span><text:span text:style-name="Strong_20_Emphasis"><text:span text:style-name="T97"><text:line-break/></text:span></text:span><text:span text:style-name="Strong_20_Emphasis"><text:span text:style-name="T98">On </text:span></text:span><text:a xlink:type="simple" xlink:href="https://karelzimmer.nl/en" text:style-name="Internet_20_link" text:visited-style-name="Visited_20_Internet_20_Link"><text:span text:style-name="Strong_20_Emphasis"><text:span text:style-name="T99">karelzimmer.nl/en</text:span></text:span></text:a><text:span text:style-name="Strong_20_Emphasis"><text:span text:style-name="T98">, under </text:span></text:span><text:span text:style-name="Strong_20_Emphasis"><text:span text:style-name="T100">Linux!</text:span></text:span><text:span text:style-name="Strong_20_Emphasis"><text:span text:style-name="T98">, at the top of the </text:span></text:span><text:span text:style-name="Strong_20_Emphasis"><text:span text:style-name="T100">Linux info</text:span></text:span><text:span text:style-name="Strong_20_Emphasis"><text:span text:style-name="T98"> section, you'll find instructions for creating a bootable USB stick.</text:span></text:span></text:p></text:note-body></text:note></text:span><text:span text:style-name="T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1">Select</text:span><text:span text:style-name="T102"> </text:span><text:span text:style-name="Strong_20_Emphasis"><text:span text:style-name="T103">Install</text:span></text:span><text:span text:style-name="Strong_20_Emphasis"><text:span text:style-name="T104"> </text:span></text:span><text:span text:style-name="Strong_20_Emphasis"><text:span text:style-name="T105"><text:user-field-get text:name="Distro">Rocky Linux</text:user-field-get></text:span></text:span><text:span text:style-name="T106"><text:s/></text:span><text:span text:style-name="T107">and press the</text:span><text:span text:style-name="T108"> </text:span><text:span text:style-name="T109">Enter</text:span><text:span text:style-name="T65"> </text:span><text:span text:style-name="T110">key</text:span><text:span text:style-name="T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11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3"><text:span text:style-name="Strong_20_Emphasis"><text:span text:style-name="T66"><draw:control text:anchor-type="as-char" draw:z-index="28" draw:name="Vorm 11" draw:style-name="gr2" draw:text-style-name="P17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44"><text:span text:style-name="T112">Connect to the </text:span><text:span text:style-name="T113">network</text:span><text:span text:style-name="T112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2" draw:text-style-name="P17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14">At</text:span><text:span text:style-name="T115"> </text:span><text:span text:style-name="Strong_20_Emphasis"><text:span text:style-name="T114">WELCOME TO ROCKY LINUX </text:span></text:span><text:span text:style-name="T116">select language and click </text:span><text:span text:style-name="Strong_20_Emphasis"><text:span text:style-name="T117">Continue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2" draw:text-style-name="P17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19">U</text:span><text:span text:style-name="T120">nder</text:span><text:span text:style-name="T115"> </text:span><text:span text:style-name="Strong_20_Emphasis"><text:span text:style-name="T120">USER SETTINGS</text:span></text:span><text:span text:style-name="T121"> </text:span><text:span text:style-name="T122">click</text:span><text:span text:style-name="T123"> </text:span><text:span text:style-name="Strong_20_Emphasis"><text:span text:style-name="T124">User </text:span></text:span><text:span text:style-name="Strong_20_Emphasis"><text:span text:style-name="T125">C</text:span></text:span><text:span text:style-name="Strong_20_Emphasis"><text:span text:style-name="T124">reation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26">Enter you</text:span><text:span text:style-name="T127">r</text:span><text:span text:style-name="T128"> </text:span><text:span text:style-name="Strong_20_Emphasis"><text:span text:style-name="T129">Full name</text:span></text:span><text:span text:style-name="T130"> </text:span><text:span text:style-name="T6">&lt;user</text:span><text:span text:style-name="T7">&gt;</text:span><text:span text:style-name="T131">,</text:span><text:span text:style-name="Strong_20_Emphasis"><text:span text:style-name="T132"><text:line-break/></text:span></text:span><text:span text:style-name="Strong_20_Emphasis"><text:span text:style-name="T129">User name</text:span></text:span><text:span text:style-name="T130"> </text:span><text:span text:style-name="T133">&lt;user</text:span><text:span text:style-name="T134">name</text:span><text:span text:style-name="T135">&gt;</text:span><text:span text:style-name="T130">,</text:span></text:p>
            <text:p text:style-name="Standard"><text:span text:style-name="T136">check</text:span><text:span text:style-name="T137"> </text:span><text:span text:style-name="Strong_20_Emphasis"><text:span text:style-name="T138">Ma</text:span></text:span><text:span text:style-name="Strong_20_Emphasis"><text:span text:style-name="T139">ke this user administrator</text:span></text:span><text:span text:style-name="T137">,</text:span></text:p>
            <text:p text:style-name="Standard"><text:span text:style-name="T140">enter a </text:span><text:span text:style-name="Strong_20_Emphasis"><text:span text:style-name="T141">password</text:span></text:span><text:span text:style-name="T140"> twice</text:span><text:span text:style-name="T137"> </text:span><text:span text:style-name="T142">and c</text:span><text:span text:style-name="T137">li</text:span><text:span text:style-name="T143">c</text:span><text:span text:style-name="T137">k </text:span><text:span text:style-name="Strong_20_Emphasis"><text:span text:style-name="T144">Done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7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19">U</text:span><text:span text:style-name="T120">nder</text:span><text:span text:style-name="T118"> </text:span><text:span text:style-name="Strong_20_Emphasis"><text:span text:style-name="T145">SYSTEM</text:span></text:span><text:span text:style-name="T118"> </text:span><text:span text:style-name="T119">click</text:span><text:span text:style-name="T146"> </text:span><text:span text:style-name="Strong_20_Emphasis"><text:span text:style-name="T145">Installati</text:span></text:span><text:span text:style-name="Strong_20_Emphasis"><text:span text:style-name="T147">on Destinati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49">Check</text:span><text:span text:style-name="T150"> </text:span><text:span text:style-name="T151">the </text:span><text:span text:style-name="Strong_20_Emphasis"><text:span text:style-name="T152">Device Selection</text:span></text:span><text:span text:style-name="T153"> </text:span><text:span text:style-name="T154">and click </text:span><text:span text:style-name="Strong_20_Emphasis"><text:span text:style-name="T155">Don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7" svg:width="0.35cm" svg:height="0.35cm" draw:control="control22"/></text:span></text:p>
          </table:table-cell>
          <table:table-cell table:style-name="_32_._5f_Installatie_5f_uitvoeren.C10" office:value-type="string">
            <text:p text:style-name="Standard"><text:span text:style-name="T119">U</text:span><text:span text:style-name="T120">nder</text:span><text:span text:style-name="T118"> </text:span><text:span text:style-name="Strong_20_Emphasis"><text:span text:style-name="T145">SYSTEM</text:span></text:span><text:span text:style-name="T118"> </text:span><text:span text:style-name="T119">click</text:span><text:span text:style-name="T146"> </text:span><text:span text:style-name="Strong_20_Emphasis"><text:span text:style-name="T145">Netwerk &amp; </text:span></text:span><text:span text:style-name="Strong_20_Emphasis"><text:span text:style-name="T117">H</text:span></text:span><text:span text:style-name="Strong_20_Emphasis"><text:span text:style-name="T145">ost </text:span></text:span><text:span text:style-name="Strong_20_Emphasis"><text:span text:style-name="T117">N</text:span></text:span><text:span text:style-name="Strong_20_Emphasis"><text:span text:style-name="T145">a</text:span></text:span><text:span text:style-name="Strong_20_Emphasis"><text:span text:style-name="T117">m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57">Move</text:span><text:span text:style-name="T158"> the slider behind the network adapter </text:span><text:span text:style-name="T159">from </text:span><text:span text:style-name="T160">OFF</text:span><text:span text:style-name="T159"> </text:span><text:span text:style-name="T158">to </text:span><text:span text:style-name="T161">ON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62">Enter you</text:span><text:span text:style-name="T163">r</text:span><text:span text:style-name="T164"> </text:span><text:span text:style-name="Strong_20_Emphasis"><text:span text:style-name="T165">Host </text:span></text:span><text:span text:style-name="Strong_20_Emphasis"><text:span text:style-name="T162">N</text:span></text:span><text:span text:style-name="Strong_20_Emphasis"><text:span text:style-name="T165">am</text:span></text:span><text:span text:style-name="Strong_20_Emphasis"><text:span text:style-name="T162">e</text:span></text:span><text:span text:style-name="T166"> &lt;</text:span><text:span text:style-name="T167">computerna</text:span><text:span text:style-name="T168">me&gt;</text:span><text:span text:style-name="T169"> </text:span><text:span text:style-name="T170">and click </text:span><text:span text:style-name="Strong_20_Emphasis"><text:span text:style-name="T171">Apply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73">C</text:span><text:span text:style-name="T174">li</text:span><text:span text:style-name="T173">c</text:span><text:span text:style-name="T174">k </text:span><text:span text:style-name="Strong_20_Emphasis"><text:span text:style-name="T175">Done</text:span>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2" draw:text-style-name="P17" svg:width="0.35cm" svg:height="0.35cm" draw:control="control23"/></text:span></text:p>
          </table:table-cell>
          <table:table-cell table:style-name="_32_._5f_Installatie_5f_uitvoeren.C17" office:value-type="string">
            <text:p text:style-name="Standard"><text:span text:style-name="T119">U</text:span><text:span text:style-name="T120">nder</text:span><text:span text:style-name="T118"> </text:span><text:span text:style-name="Strong_20_Emphasis"><text:span text:style-name="T145">SOFTWARE</text:span></text:span><text:span text:style-name="T118"> </text:span><text:span text:style-name="T119">click</text:span><text:span text:style-name="T146"> </text:span><text:span text:style-name="Strong_20_Emphasis"><text:span text:style-name="T176">Software </text:span></text:span><text:span text:style-name="Strong_20_Emphasis"><text:span text:style-name="T177">S</text:span></text:span><text:span text:style-name="Strong_20_Emphasis"><text:span text:style-name="T176">electi</text:span></text:span><text:span text:style-name="Strong_20_Emphasis"><text:span text:style-name="T177">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78">Select </text:span><text:span text:style-name="T179">Server</text:span><text:span text:style-name="T178"> </text:span><text:span text:style-name="T123">and click </text:span><text:span text:style-name="Strong_20_Emphasis"><text:span text:style-name="T180">Don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2" draw:text-style-name="P17" svg:width="0.35cm" svg:height="0.35cm" draw:control="control24"/></text:span></text:p>
          </table:table-cell>
          <table:table-cell table:style-name="_32_._5f_Installatie_5f_uitvoeren.C24" office:value-type="string">
            <text:p text:style-name="Standard"><text:span text:style-name="T181">Click</text:span><text:span text:style-name="T182"> </text:span><text:span text:style-name="Strong_20_Emphasis"><text:span text:style-name="T183">Begin </text:span></text:span><text:span text:style-name="Strong_20_Emphasis"><text:span text:style-name="T184">Installati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4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2" draw:text-style-name="P17" svg:width="0.35cm" svg:height="0.35cm" draw:control="control26"/></text:span></text:p>
          </table:table-cell>
          <table:table-cell table:style-name="_32_._5f_Installatie_5f_uitvoeren.C26" office:value-type="string">
            <text:p text:style-name="Standard"><text:span text:style-name="T181">Click</text:span><text:span text:style-name="T182"> </text:span><text:span text:style-name="Strong_20_Emphasis"><text:span text:style-name="T185">Reboot System</text:span></text:span><text:span text:style-name="T148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5"><text:span text:style-name="Strong_20_Emphasis"><text:span text:style-name="T186">Finish installation</text:span></text:span></text:p>
        </text:list-item>
      </text:list>
      <text:p text:style-name="P46"><text:span text:style-name="Strong_20_Emphasis"><text:span text:style-name="T1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2" draw:text-style-name="P17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187">Log in as </text:span><text:span text:style-name="T133">&lt;user</text:span><text:span text:style-name="T135">&gt;</text:span><text:span text:style-name="T18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2" draw:text-style-name="P17" svg:width="0.35cm" svg:height="0.35cm" draw:control="control16"/></text:p>
          </table:table-cell>
          <table:table-cell table:style-name="_33_._5f_Installatie_5f_afronden.C3" office:value-type="string">
            <text:p text:style-name="P24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5"><text:span text:style-name="User_20_Entry"><text:span text:style-name="T61">sudo dnf install </text:span></text:span><text:span text:style-name="User_20_Entry"><text:span text:style-name="T62">wget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6"><text:span text:style-name="User_20_Entry"><text:span text:style-name="T62">wget karelzimmer.nl/</text:span></text:span><text:span text:style-name="User_20_Entry"><text:span text:style-name="T63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6"><text:span text:style-name="User_20_Entry"><text:span text:style-name="T62">bash </text:span></text:span><text:span text:style-name="User_20_Entry"><text:span text:style-name="T64">getkz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7" office:value-type="string">
            <text:p text:style-name="P4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8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23"><text:span text:style-name="T60"><draw:control text:anchor-type="as-char" draw:z-index="18" draw:name="Vorm 3" draw:style-name="gr2" draw:text-style-name="P17" svg:width="0.35cm" svg:height="0.35cm" draw:control="control17"/></text:span></text:p>
          </table:table-cell>
          <table:table-cell table:style-name="_33_._5f_Installatie_5f_afronden.C9" office:value-type="string">
            <text:p text:style-name="P52"><text:span text:style-name="T65">Type, followed by the Enter key: </text:span><text:span text:style-name="User_20_Entry"><text:span text:style-name="T62">kz-menu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3"><text:span text:style-name="T66"/></text:p>
          </table:table-cell>
          <table:table-cell table:style-name="_33_._5f_Installatie_5f_afronden.C10" office:value-type="string">
            <text:p text:style-name="P54"><text:span text:style-name="T188">Se</text:span><text:span text:style-name="T189">lect</text:span><text:span text:style-name="T188"> </text:span><text:span text:style-name="Strong_20_Emphasis"><text:span text:style-name="T190">3</text:span></text:span><text:span text:style-name="T191"> </text:span><text:span text:style-name="T192">Finish installatio</text:span><text:span text:style-name="T193">n</text:span><text:span text:style-name="T67">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3"/>
          </table:table-cell>
          <table:table-cell table:style-name="_33_._5f_Installatie_5f_afronden.C11" office:value-type="string">
            <text:p text:style-name="P55">Follow the instructions on the screen.</text:p>
          </table:table-cell>
        </table:table-row>
      </table:table>
      <text:p text:style-name="P46"><text:span text:style-name="Strong_20_Emphasis"><text:span text:style-name="T187"/></text:span></text:p>
      <text:list text:continue-numbering="true" text:style-name="L1">
        <text:list-item>
          <text:p text:style-name="P56"><text:span text:style-name="Strong_20_Emphasis"><text:span text:style-name="T194">S</text:span></text:span><text:span text:style-name="Strong_20_Emphasis"><text:span text:style-name="T195">et up user</text:span></text:span></text:p>
        </text:list-item>
      </text:list>
      <text:p text:style-name="P5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T60"><draw:control text:anchor-type="as-char" draw:z-index="6" draw:name="Vorm40_0" draw:style-name="gr2" draw:text-style-name="P17" svg:width="0.35cm" svg:height="0.35cm" draw:control="control5"/></text:span></text:p>
          </table:table-cell>
          <table:table-cell table:style-name="Tabel2.A1" office:value-type="string">
            <text:p text:style-name="P58"><text:span text:style-name="T60"><draw:control text:anchor-type="as-char" draw:z-index="11" draw:name="Vorm40_ 1" draw:style-name="gr2" draw:text-style-name="P17" svg:width="0.35cm" svg:height="0.35cm" draw:control="control10"/></text:span></text:p>
          </table:table-cell>
          <table:table-cell table:style-name="Tabel2.D1" office:value-type="string">
            <text:p text:style-name="P59"><text:span text:style-name="T196">Log in as</text:span><text:span text:style-name="T187"> </text:span><text:span text:style-name="T133">&lt;user</text:span><text:span text:style-name="T135">&gt;</text:span><text:span text:style-name="T197"><text:note text:id="ftn5" text:note-class="footnote"><text:note-citation>1</text:note-citation><text:note-body><text:p text:style-name="P60"><text:span text:style-name="T198">Login any additional </text:span><text:span text:style-name="T199">users</text:span><text:span text:style-name="T200"> </text:span><text:span text:style-name="T198">and follow the same steps.</text:span></text:p></text:note-body></text:note></text:span><text:span text:style-name="T187">.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2"><text:span text:style-name="T201"><draw:control text:anchor-type="as-char" draw:z-index="13" draw:name="Vorm4_ 2" draw:style-name="gr2" draw:text-style-name="P17" svg:width="0.35cm" svg:height="0.35cm" draw:control="control12"/></text:span></text:p>
          </table:table-cell>
          <table:table-cell table:style-name="Tabel2.D2" office:value-type="string">
            <text:p text:style-name="P63">Go through the welcome screens.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23"><text:span text:style-name="T60"><draw:control text:anchor-type="as-char" draw:z-index="19" draw:name="Vorm 8" draw:style-name="gr2" draw:text-style-name="P17" svg:width="0.35cm" svg:height="0.35cm" draw:control="control18"/></text:span></text:p>
          </table:table-cell>
          <table:table-cell table:style-name="Tabel2.A1" office:value-type="string">
            <text:p text:style-name="P23"><text:span text:style-name="T60"><draw:control text:anchor-type="as-char" draw:z-index="20" draw:name="Vorm 9" draw:style-name="gr2" draw:text-style-name="P17" svg:width="0.35cm" svg:height="0.35cm" draw:control="control19"/></text:span></text:p>
          </table:table-cell>
          <table:table-cell table:style-name="Tabel2.D5" office:value-type="string">
            <text:p text:style-name="P52"><text:span text:style-name="T65">Type, followed by the Enter key: </text:span><text:span text:style-name="User_20_Entry"><text:span text:style-name="T202">kz-menu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66"><text:span text:style-name="T203">Select</text:span><text:span text:style-name="T188"> </text:span><text:span text:style-name="Strong_20_Emphasis"><text:span text:style-name="T190">4</text:span></text:span><text:span text:style-name="T204"> </text:span><text:span text:style-name="T205">Set up user</text:span><text:span text:style-name="T67">.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7" office:value-type="string">
            <text:p text:style-name="P67">Follow the instructions on the screen.</text:p>
          </table:table-cell>
        </table:table-row>
      </table:table>
      <text:p text:style-name="P68"/>
      <text:p text:style-name="P69"/>
      <text:p text:style-name="P70"><text:span text:style-name="T206">End of checklist,</text:span><text:span text:style-name="T207"> </text:span><text:span text:style-name="T208"><text:user-field-get text:name="Distro">Rocky Linux</text:user-field-get></text:span><text:span text:style-name="T209"><text:s/></text:span><text:span text:style-name="T210">Desktop</text:span><text:span text:style-name="T211"> </text:span><text:span text:style-name="T206">installation is complete.</text:span></text:p>
      <text:p text:style-name="P71"/>
      <text:p text:style-name="P72"><text:span text:style-name="T212">Written</text:span><text:span text:style-name="T213"> </text:span><text:span text:style-name="T212">by</text:span><text:span text:style-name="T213"> </text:span><text:a xlink:type="simple" xlink:href="mailto:info@karelzimmer.nl?subject=Checklist%20installation%20Linux" text:style-name="Internet_20_link" text:visited-style-name="Visited_20_Internet_20_Link"><text:span text:style-name="T214">Karel Zimmer</text:span></text:a><text:span text:style-name="T215">.</text:span></text:p>
      <text:p text:style-name="P73"><text:span text:style-name="T216">License </text:span><text:span text:style-name="T217">C</text:span><text:span text:style-name="T218">C0</text:span><text:span text:style-name="T215"> 1.0 </text:span><text:span text:style-name="T21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9"><text:s/></text:span><text:span text:style-name="T21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10-17T08:26:20.793807213">17/10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26:20.718098372</dc:date>
    <meta:keyword>Installatie</meta:keyword>
    <meta:keyword>Checklist</meta:keyword>
    <meta:keyword>Linux</meta:keyword>
    <meta:editing-cycles>7006</meta:editing-cycles>
    <meta:editing-duration>P12DT9H11M8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8" meta:word-count="442" meta:character-count="2765" meta:non-whitespace-character-count="2363"/>
    <meta:user-defined meta:name="Info 1"/>
    <meta:user-defined meta:name="Info 2"/>
    <meta:user-defined meta:name="Info 3"/>
    <meta:user-defined meta:name="Info 4"/>
  </office:meta>
</office:document-meta>
</file>